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3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2676345" text:style-name="L1">
        <text:list-item>
          <text:p text:style-name="P1">The biosphere is the layer of our planet where all living things exist and interact</text:p>
        </text:list-item>
        <text:list-item>
          <text:p text:style-name="P1">The biosphere is composed of three main zones:</text:p>
          <text:list>
            <text:list-item>
              <text:p text:style-name="P1">The lithosphere</text:p>
            </text:list-item>
            <text:list-item>
              <text:p text:style-name="P1">The hydrosphere</text:p>
            </text:list-item>
            <text:list-item>
              <text:p text:style-name="P1">The atmosphere</text:p>
            </text:list-item>
          </text:list>
        </text:list-item>
        <text:list-item>
          <text:p text:style-name="P1">The lithosphere is the solid portion of the Earth's surface made of rock, soil, and ice where humans and many other organisms reside.</text:p>
        </text:list-item>
        <text:list-item>
          <text:p text:style-name="P1">The hypdrosphere is the layer of water that covers almost 3/4 of the Earth's surface in the form of liquid water, ice, and water vapour.</text:p>
        </text:list-item>
        <text:list-item>
          <text:p text:style-name="P1">The atmosphere is the mass of air (i.e. Layer of gases) surrounding the Earth</text:p>
        </text:list-item>
      </text:list>
      <text:p text:style-name="Standard"/>
      <text:p text:style-name="P2">Weather</text:p>
      <text:list xml:id="list139592820" text:style-name="L2">
        <text:list-item>
          <text:p text:style-name="P4">When you describe the conditions outside on a particular day, you are describing weather.</text:p>
        </text:list-item>
        <text:list-item>
          <text:p text:style-name="P4">Weather describes the atmospheric conditions over a small period of time – An hour, a day, or even a week.</text:p>
        </text:list-item>
      </text:list>
      <text:p text:style-name="P3"/>
      <text:p text:style-name="P2">Climate</text:p>
      <text:list xml:id="list1952993353" text:style-name="L3">
        <text:list-item>
          <text:p text:style-name="P5">The climate of a region gives a range of temperatures that you might expect at a certain time of year. It also tells you if you might expect rain, snow, or high winds in certain seasons.</text:p>
        </text:list-item>
        <text:list-item>
          <text:p text:style-name="P5">e.g. The climate in southern Ontario is warm and humid during the winter</text:p>
        </text:list-item>
        <text:list-item>
          <text:p text:style-name="P5">Energy from the sun is the most important factor that affects climate on Earth</text:p>
        </text:list-item>
        <text:list-item>
          <text:p text:style-name="P5">The energy travelling from the sun to Earth is emitted as light and heat. The intensity of that energy affects the temperature of the air, water, and land on Eart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meta:creation-date>2012-06-11T08:41:22</meta:creation-date>
    <dc:date>2012-06-11T09:06:09</dc:date>
    <dc:creator>Jack McCracken</dc:creator>
    <meta:editing-duration>PT9M36S</meta:editing-duration>
    <meta:editing-cycles>1</meta:editing-cycles>
    <meta:document-statistic meta:table-count="0" meta:image-count="0" meta:object-count="0" meta:page-count="1" meta:paragraph-count="16" meta:word-count="234" meta:character-count="1242" meta:non-whitespace-character-count="1038"/>
    <meta:generator>LibreOffice/3.5$Linux_x86 LibreOffice_project/350m1$Build-2</meta:generator>
  </office:meta>
</office:document-meta>
</file>